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2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  <style:map style:condition="cell-content()&gt;25" style:apply-style-name="Bad" style:base-cell-address="data.D8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  <style:map style:condition="cell-content()&lt;18.5" style:apply-style-name="Accent_20_1" style:base-cell-address="data.E2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table table:name="zdroj" table:style-name="ta1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.00.0000</text:date>, <text:time style:data-style-name="N2" text:time-value="21:59:05.93083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1-13T21:59:21.697235000</dc:date>
    <dc:title>Untitled Spreadsheet</dc:title>
    <dc:description/>
    <dc:subject/>
    <meta:keyword/>
    <meta:editing-duration>P3DT4H56M33S</meta:editing-duration>
    <meta:editing-cycles>96</meta:editing-cycles>
    <meta:generator>LibreOffice/25.8.3.2$MacOSX_AARCH64 LibreOffice_project/8ca8d55c161d602844f5428fa4b58097424e324e</meta:generator>
    <meta:document-statistic meta:table-count="2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